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23ce" officeooo:paragraph-rsid="001023ce"/>
    </style:style>
    <style:style style:name="P2" style:family="paragraph" style:parent-style-name="Standard">
      <style:text-properties officeooo:rsid="00121d10" officeooo:paragraph-rsid="00121d10"/>
    </style:style>
    <style:style style:name="P3" style:family="paragraph" style:parent-style-name="Standard">
      <style:text-properties officeooo:rsid="00121d10" officeooo:paragraph-rsid="00121d10"/>
    </style:style>
    <style:style style:name="P4" style:family="paragraph" style:parent-style-name="Standard">
      <style:text-properties officeooo:rsid="0015486c" officeooo:paragraph-rsid="0015486c"/>
    </style:style>
    <style:style style:name="P5" style:family="paragraph" style:parent-style-name="Standard">
      <style:paragraph-properties fo:break-before="page"/>
      <style:text-properties officeooo:rsid="0015486c" officeooo:paragraph-rsid="0015486c"/>
    </style:style>
    <style:style style:name="P6" style:family="paragraph" style:parent-style-name="Standard">
      <style:text-properties fo:font-weight="bold" officeooo:rsid="0015486c" officeooo:paragraph-rsid="0015486c" style:font-weight-asian="bold" style:font-weight-complex="bold"/>
    </style:style>
    <style:style style:name="P7" style:family="paragraph" style:parent-style-name="Standard">
      <style:text-properties fo:font-weight="bold" officeooo:rsid="00167803" officeooo:paragraph-rsid="00167803" style:font-weight-asian="bold" style:font-weight-complex="bold"/>
    </style:style>
    <style:style style:name="P8" style:family="paragraph" style:parent-style-name="Standard" style:list-style-name="L1">
      <style:text-properties fo:font-weight="bold" officeooo:rsid="00167803" officeooo:paragraph-rsid="00167803" style:font-weight-asian="bold" style:font-weight-complex="bold"/>
    </style:style>
    <style:style style:name="P9" style:family="paragraph" style:parent-style-name="Standard">
      <style:text-properties fo:font-weight="bold" officeooo:rsid="0017fe4a" officeooo:paragraph-rsid="0017fe4a" style:font-weight-asian="bold" style:font-weight-complex="bold"/>
    </style:style>
    <style:style style:name="P10" style:family="paragraph" style:parent-style-name="Standard">
      <style:text-properties fo:font-weight="bold" officeooo:rsid="00196439" officeooo:paragraph-rsid="00196439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96439" officeooo:paragraph-rsid="0019643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96439" officeooo:paragraph-rsid="00196439" style:font-weight-asian="bold" style:font-weight-complex="bold"/>
    </style:style>
    <style:style style:name="P13" style:family="paragraph" style:parent-style-name="Standard">
      <style:text-properties fo:font-weight="bold" officeooo:rsid="001cc803" officeooo:paragraph-rsid="001cc80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cc803" officeooo:paragraph-rsid="001cc803" style:font-weight-asian="bold" style:font-weight-complex="bold"/>
    </style:style>
    <style:style style:name="P15" style:family="paragraph" style:parent-style-name="Standard">
      <style:text-properties officeooo:rsid="00167803" officeooo:paragraph-rsid="00167803"/>
    </style:style>
    <style:style style:name="P16" style:family="paragraph" style:parent-style-name="Standard">
      <style:text-properties fo:font-weight="normal" officeooo:rsid="00167803" officeooo:paragraph-rsid="00167803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167803" officeooo:paragraph-rsid="00167803" style:font-weight-asian="normal" style:font-weight-complex="normal"/>
    </style:style>
    <style:style style:name="P18" style:family="paragraph" style:parent-style-name="Standard">
      <style:text-properties fo:font-weight="normal" officeooo:rsid="0017fe4a" officeooo:paragraph-rsid="0017fe4a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17fe4a" officeooo:paragraph-rsid="0017fe4a" style:font-weight-asian="normal" style:font-weight-complex="normal"/>
    </style:style>
    <style:style style:name="P20" style:family="paragraph" style:parent-style-name="Standard" style:list-style-name="L5">
      <style:text-properties fo:font-weight="normal" officeooo:rsid="0017fe4a" officeooo:paragraph-rsid="0017fe4a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96439" officeooo:paragraph-rsid="00196439" style:font-weight-asian="normal" style:font-weight-complex="normal"/>
    </style:style>
    <style:style style:name="P22" style:family="paragraph" style:parent-style-name="Standard">
      <style:text-properties fo:font-weight="normal" officeooo:rsid="00196439" officeooo:paragraph-rsid="00196439" style:font-weight-asian="normal" style:font-weight-complex="normal"/>
    </style:style>
    <style:style style:name="P23" style:family="paragraph" style:parent-style-name="Standard">
      <style:text-properties fo:font-weight="normal" officeooo:rsid="001cc803" officeooo:paragraph-rsid="001cc803" style:font-weight-asian="normal" style:font-weight-complex="normal"/>
    </style:style>
    <style:style style:name="P24" style:family="paragraph" style:parent-style-name="Standard" style:list-style-name="L6">
      <style:text-properties fo:font-weight="normal" officeooo:rsid="001cc803" officeooo:paragraph-rsid="001cc803" style:font-weight-asian="normal" style:font-weight-complex="normal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fo:font-size="12pt"/>
    </style:style>
    <style:style style:name="P27" style:family="paragraph">
      <loext:graphic-properties draw:fill="none" draw:fill-color="#ffffff"/>
    </style:style>
    <style:style style:name="T1" style:family="text">
      <style:text-properties officeooo:rsid="00139bb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2.556cm" fo:min-width="2.556cm" style:run-through="foreground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617cm" fo:min-width="2.355cm" style:run-through="foreground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111cm" fo:min-width="2.886cm" style:run-through="foreground"/>
      <style:paragraph-properties style:writing-mode="lr-tb"/>
    </style:style>
    <style:style style:name="gr6" style:family="graphic">
      <style:graphic-properties draw:marker-end="Arrow" draw:marker-end-width="0.176cm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1.949cm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475cm" style:run-through="foreground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975cm" style:run-through="foreground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963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del sistema</text:p>
      <text:p text:style-name="P1">Carlos Builes</text:p>
      <text:p text:style-name="P1"><text:a xlink:type="simple" xlink:href="mailto:carlosbuiles@elpoli.edu.co" text:style-name="Internet_20_link" text:visited-style-name="Visited_20_Internet_20_Link">carlosbuiles@elpoli.edu.co</text:a></text:p>
      <text:p text:style-name="P1"/>
      <text:p text:style-name="P2">Notas acerca de la ingeniería de software</text:p>
      <text:p text:style-name="P2"/>
      <text:p text:style-name="P2">28 febrero: Examen conceptos de diseño 20</text:p>
      <text:p text:style-name="P2">16 Abril : PPI 10%</text:p>
      <text:p text:style-name="P2">24 Abril: Examen 20%</text:p>
      <text:p text:style-name="P2">25 Mayo: Examen 20%</text:p>
      <text:p text:style-name="P2">08 junio: trabajo escrito <text:span text:style-name="T1">20%</text:span></text:p>
      <text:p text:style-name="P2">18 junio: PPI <text:span text:style-name="T1">10%</text:span></text:p>
      <text:p text:style-name="P2"/>
      <text:p text:style-name="P2"/>
      <text:p text:style-name="P4">Cliente <text:s/>que tiene un requisito y debo capturar los requerimientos</text:p>
      <text:p text:style-name="P4"/>
      <text:p text:style-name="P4">Análisis</text:p>
      <text:p text:style-name="P4">Objetivos</text:p>
      <text:p text:style-name="P4">Obtener conocimiento detallado</text:p>
      <text:p text:style-name="P4">Revaluar el estudio de factibilidad (alcance del proyecto)</text:p>
      <text:p text:style-name="P4">Emitir modelo del nuevo sistema</text:p>
      <text:p text:style-name="P4">Encontrar lo que la empresa requiere antes de imaginarse como hacerlo</text:p>
      <text:p text:style-name="P4"/>
      <text:p text:style-name="P4">Transformación disciplinada de requerimientos a una <text:span text:style-name="T2">especificación funcional </text:span>expresada en termino lógicos</text:p>
      <text:p text:style-name="P4">Determina <text:span text:style-name="T2">que</text:span> se necesita hacer.</text:p>
      <text:p text:style-name="P4">Es el acto del descubrimiento </text:p>
      <text:p text:style-name="P6">QUE HACE EL SISTEMA?</text:p>
      <text:p text:style-name="P6">QUE HARÁ EL NUEVO SISTEMA</text:p>
      <text:p text:style-name="P6"/>
      <text:p text:style-name="P6"/>
      <text:p text:style-name="P6"/>
      <text:p text:style-name="P6"><draw:g text:anchor-type="paragraph" draw:z-index="0" draw:name="DrawObject1" draw:style-name="gr2"><draw:custom-shape draw:name="Forma 1" draw:style-name="gr3" draw:text-style-name="P25" svg:width="3.611cm" svg:height="3.611cm" svg:x="6.081cm" svg:y="0.829cm"><text:p text:style-name="P25">ANÁLISI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2" draw:style-name="gr4" svg:width="2.419cm" svg:height="0.682cm" svg:x="10.732cm" svg:y="-0.838cm"><text:p>USUARI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a 3" draw:style-name="gr5" svg:width="3.006cm" svg:height="1.232cm" svg:x="1.983cm" svg:y="-0.97cm"><text:p>ESTUDIO <text:line-break/>FACTIBILIDA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a 4" draw:style-name="gr4" svg:width="2.419cm" svg:height="0.682cm" svg:x="2.075cm" svg:y="5.382cm"><text:p>USUARI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a 5" draw:style-name="gr4" svg:width="2.419cm" svg:height="0.682cm" svg:x="12.602cm" svg:y="5.04cm"><text:p>DISEÑ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Línea 1" draw:style-name="gr6" draw:text-style-name="P25" svg:x1="9.561cm" svg:y1="3.553cm" svg:x2="12.337cm" svg:y2="5.063cm"><text:p/></draw:line><draw:line draw:name="Línea 3" draw:style-name="gr6" draw:text-style-name="P25" svg:x1="4.627cm" svg:y1="0.471cm" svg:x2="6.215cm" svg:y2="1.568cm"><text:p/></draw:line><draw:line draw:name="Línea 4" draw:style-name="gr6" draw:text-style-name="P25" svg:x1="9.598cm" svg:y1="1.512cm" svg:x2="11.6cm" svg:y2="0.057cm"><text:p/></draw:line><draw:frame draw:name="Marco de texto 1" draw:style-name="gr7" draw:text-style-name="P26" svg:width="3.139cm" svg:height="1.95cm" svg:x="2.339cm" svg:y="0.734cm"><draw:text-box><text:p><text:span text:style-name="T4">Especificaciones </text:span><text:span text:style-name="T4">factibilidad</text:span></text:p></draw:text-box></draw:frame><draw:frame draw:name="Marco de texto 2" draw:style-name="gr8" draw:text-style-name="P27" svg:width="2.079cm" svg:height="1.475cm" svg:x="3.38cm" svg:y="3.21cm"><draw:text-box><text:p>Sistema actual</text:p></draw:text-box></draw:frame><draw:frame draw:name="Marco de texto 3" draw:style-name="gr9" draw:text-style-name="P27" svg:width="2.685cm" svg:height="0.976cm" svg:x="4.721cm" svg:y="4.987cm"><draw:text-box><text:p>requerimientos</text:p></draw:text-box></draw:frame><draw:frame draw:name="Marco de texto 4" draw:style-name="gr10" draw:text-style-name="P27" svg:width="2.931cm" svg:height="0.976cm" svg:x="10.825cm" svg:y="0.905cm"><draw:text-box><text:p>Especificaciones funcionales</text:p></draw:text-box></draw:frame><draw:frame draw:name="Marco de texto 6" draw:style-name="gr10" draw:text-style-name="P27" svg:width="2.931cm" svg:height="0.976cm" svg:x="8.882cm" svg:y="4.779cm"><draw:text-box><text:p>Especificaciones funcionales</text:p></draw:text-box></draw:frame></draw:g></text:p>
      <text:p text:style-name="P6"/>
      <text:p text:style-name="P6"/>
      <text:p text:style-name="P6"/>
      <text:p text:style-name="P6"/>
      <text:p text:style-name="P6"/>
      <text:p text:style-name="P6"/>
      <text:p text:style-name="P6"><draw:line text:anchor-type="paragraph" draw:z-index="1" draw:name="Línea 2" draw:style-name="gr1" draw:text-style-name="P25" svg:x1="4.096cm" svg:y1="1.746cm" svg:x2="6.08cm" svg:y2="0.083cm"><text:p/></draw:lin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15"><text:soft-page-break/><text:span text:style-name="T2">Requerimiento</text:span>: Necesidad de información que debe satisfacer un sistema</text:p>
      <text:p text:style-name="P15"><text:span text:style-name="T2">Especificación funcional:</text:span> Documento donde está, en forma lógica, lo que el sistema debe hacer, con relación a procesos y datos.</text:p>
      <text:p text:style-name="P15"/>
      <text:p text:style-name="P7">Importancia: </text:p>
      <text:list xml:id="list1987069156" text:style-name="L1">
        <text:list-item>
          <text:p text:style-name="P8"><text:span text:style-name="T3">Integra necesidades y requerimientos de un área en un modelo lógico</text:span></text:p>
        </text:list-item>
        <text:list-item>
          <text:p text:style-name="P8"><text:span text:style-name="T3">Permite llegar a los mas mínimos niveles de detalle del sistema.</text:span></text:p>
        </text:list-item>
      </text:list>
      <text:p text:style-name="P7"><text:span text:style-name="T3"/></text:p>
      <text:p text:style-name="P7">Características:</text:p>
      <text:list xml:id="list2009262380" text:style-name="L2">
        <text:list-item>
          <text:p text:style-name="P17">Dificil comunicación analista-usuario. (No hay lenguaje común).</text:p>
        </text:list-item>
        <text:list-item>
          <text:p text:style-name="P17">Relaciones interpersonales.</text:p>
        </text:list-item>
        <text:list-item>
          <text:p text:style-name="P17">Necesidades de información cambiantes.</text:p>
        </text:list-item>
        <text:list-item>
          <text:p text:style-name="P17">Cambios administrativos y operativos del área con el nuevo sistema.</text:p>
        </text:list-item>
      </text:list>
      <text:p text:style-name="P16"/>
      <text:p text:style-name="P18">Participantes del análisis</text:p>
      <text:p text:style-name="P18"><text:span text:style-name="T2">Usuarios</text:span>: Definen el problema de información existente</text:p>
      <text:p text:style-name="P18"><text:span text:style-name="T2">Analista</text:span>: Traducir requerimientos en requisitos. </text:p>
      <text:list xml:id="list3486199190" text:style-name="L3">
        <text:list-item>
          <text:p text:style-name="P19">Perfil: </text:p>
        </text:list-item>
      </text:list>
      <text:list xml:id="list200273255" text:style-name="L5">
        <text:list-item>
          <text:list>
            <text:list-item>
              <text:p text:style-name="P20">Conocimientos administrativos del área</text:p>
            </text:list-item>
            <text:list-item>
              <text:p text:style-name="P20">Buenas relaciones humanas.</text:p>
            </text:list-item>
            <text:list-item>
              <text:p text:style-name="P20">Debe ser líder (influir sobre el grupo)</text:p>
            </text:list-item>
            <text:list-item>
              <text:p text:style-name="P20">Ser comunicador e investigador</text:p>
            </text:list-item>
            <text:list-item>
              <text:p text:style-name="P20">Puede suponer tecnología perfecta.</text:p>
            </text:list-item>
          </text:list>
        </text:list-item>
      </text:list>
      <text:p text:style-name="P9">Auditoria: <text:span text:style-name="T3">Inclusión controles internos.</text:span></text:p>
      <text:p text:style-name="P9"><text:span text:style-name="T3"/></text:p>
      <text:p text:style-name="P11">Pasos en el desarrollo del análisis</text:p>
      <text:p text:style-name="P11"/>
      <text:p text:style-name="P21">Conocer en detalle funcionamiento actual del área-</text:p>
      <text:p text:style-name="P21">conocer manejo y flujo de información producida y que llega al área.</text:p>
      <text:p text:style-name="P12">Incluye:</text:p>
      <text:p text:style-name="P12"/>
      <text:p text:style-name="P21">Objetivos y funcionamiento del área.</text:p>
      <text:p text:style-name="P21">Información que alimenta el sistema.</text:p>
      <text:p text:style-name="P22">Definición de los procesos existentes(Qué hacen, cómo lo hacen, con que información lo hacen y que resultado arrojan).</text:p>
      <text:p text:style-name="P22"/>
      <text:p text:style-name="P10">Medios:</text:p>
      <text:p text:style-name="P22">Manuales de normas y procesos.</text:p>
      <text:p text:style-name="P22">Flujo-gramas de documentos.</text:p>
      <text:p text:style-name="P22">Entrevistas.</text:p>
      <text:p text:style-name="P22">Observación directa.</text:p>
      <text:p text:style-name="P22"/>
      <text:p text:style-name="P14">Análisis <text:s/>requerimientos nuevo sistema</text:p>
      <text:p text:style-name="P14"/>
      <text:p text:style-name="P23">Conocer requerimientos al detalle.</text:p>
      <text:p text:style-name="P23">Presentar lista de necesidades y nuevos requerimientos,</text:p>
      <text:p text:style-name="P23">Explorar nuevas alternativas de información</text:p>
      <text:p text:style-name="P23">Clasificar y agrupar requerimientos.</text:p>
      <text:p text:style-name="P23"/>
      <text:p text:style-name="P13"><text:soft-page-break/>Re-valuación del estudio de factibilidad</text:p>
      <text:p text:style-name="P13"/>
      <text:list xml:id="list3681611446" text:style-name="L6">
        <text:list-item>
          <text:p text:style-name="P24">Modificación definición del sistema.</text:p>
        </text:list-item>
        <text:list-item>
          <text:p text:style-name="P24">Modificación de recursos asignados.</text:p>
        </text:list-item>
        <text:list-item>
          <text:p text:style-name="P24">Modificación del estimativos.</text:p>
        </text:list-item>
        <text:list-item>
          <text:p text:style-name="P24">Inclusión de nuevas alternativas</text:p>
        </text:list-item>
        <text:list-item>
          <text:p text:style-name="P24">Cambios de factibilidades</text:p>
        </text:list-item>
        <text:list-item>
          <text:p text:style-name="P24">Modificación al cronograma.</text:p>
        </text:list-item>
      </text:list>
      <text:p text:style-name="P23"/>
      <text:p text:style-name="P13">Desarrollar especificaciones seria lo que sigue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6:28:24.110884841</meta:creation-date>
    <dc:date>2023-02-09T07:28:44.305530614</dc:date>
    <meta:editing-duration>PT29M21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4" meta:paragraph-count="67" meta:word-count="370" meta:character-count="2564" meta:non-whitespace-character-count="2273"/>
  </office:meta>
</office:document-meta>
</file>